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3453in"/>
    </style:style>
    <style:style style:name="co3" style:family="table-column">
      <style:table-column-properties fo:break-before="auto" style:column-width="3.8016in"/>
    </style:style>
    <style:style style:name="co4" style:family="table-column">
      <style:table-column-properties fo:break-before="auto" style:column-width="6.6866in"/>
    </style:style>
    <style:style style:name="co5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882in" fo:break-before="auto" style:use-optimal-row-height="false"/>
    </style:style>
    <style:style style:name="ro4" style:family="table-row">
      <style:table-row-properties style:row-height="0.1693in" fo:break-before="auto" style:use-optimal-row-height="false"/>
    </style:style>
    <style:style style:name="ro5" style:family="table-row">
      <style:table-row-properties style:row-height="0.1598in" fo:break-before="auto" style:use-optimal-row-height="false"/>
    </style:style>
    <style:style style:name="ro6" style:family="table-row">
      <style:table-row-properties style:row-height="0.1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fo:background-color="#800080" style:text-align-source="fix" style:repeat-content="false" fo:border="0.74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5" style:family="table-cell" style:parent-style-name="Default" style:data-style-name="N37">
      <style:table-cell-properties fo:background-color="#000000" style:text-align-source="fix" style:repeat-content="false" fo:border="0.74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b2b2b2" style:text-align-source="fix" style:repeat-content="false" fo:border="0.74pt solid #000000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  <style:text-properties fo:color="#000000"/>
    </style:style>
    <style:style style:name="ce39" style:family="table-cell" style:parent-style-name="Default" style:data-style-name="N0">
      <style:table-cell-properties fo:background-color="#ffffff" style:text-align-source="fix" style:repeat-content="false" fo:border="0.74pt solid #000000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42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6" style:family="table-cell" style:parent-style-name="Default">
      <style:table-cell-properties fo:background-color="#000000" style:text-align-source="fix" style:repeat-content="false" fo:border="0.74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b2b2b2" style:text-align-source="fix" style:repeat-content="false" fo:border="0.74pt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b2b2b2" fo:border="0.74pt solid #000000" style:vertical-align="top"/>
    </style:style>
    <style:style style:name="ce29" style:family="table-cell" style:parent-style-name="Default">
      <style:table-cell-properties fo:background-color="#b2b2b2" fo:border="0.74pt solid #000000"/>
    </style:style>
    <style:style style:name="ce40" style:family="table-cell" style:parent-style-name="Default">
      <style:table-cell-properties fo:background-color="#b2b2b2" fo:border="0.74pt solid #000000"/>
      <style:text-properties fo:color="#000000"/>
    </style:style>
    <style:style style:name="ce54" style:family="table-cell" style:parent-style-name="Default">
      <style:table-cell-properties fo:background-color="#ffffff" fo:border="0.74pt solid #000000"/>
      <style:text-properties fo:color="#000000"/>
    </style:style>
    <style:style style:name="ce30" style:family="table-cell" style:parent-style-name="Default">
      <style:table-cell-properties fo:background-color="#ffffff" fo:border="0.74pt solid #000000"/>
    </style:style>
    <style:style style:name="ce59" style:family="table-cell" style:parent-style-name="Default">
      <style:table-cell-properties fo:background-color="#ffffff" style:text-align-source="fix" style:repeat-content="false" fo:border="0.74pt solid #000000" style:vertical-align="top"/>
      <style:paragraph-properties fo:text-align="start" fo:margin-left="0in"/>
      <style:text-properties fo:color="#000000" fo:font-weight="normal" style:font-weight-asian="normal" style:font-weight-complex="normal"/>
    </style:style>
    <style:style style:name="ce32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ff" fo:border="0.74pt solid #000000"/>
      <style:text-properties style:font-name-asian="DejaVu Sans" style:font-name-complex="DejaVu Sans"/>
    </style:style>
    <style:style style:name="ce44" style:family="table-cell" style:parent-style-name="Default">
      <style:table-cell-properties fo:background-color="#b2b2b2" fo:border="0.74pt solid #000000" style:vertical-align="top"/>
      <style:text-properties fo:color="#000000"/>
    </style:style>
    <style:style style:name="ce61" style:family="table-cell" style:parent-style-name="Default">
      <style:table-cell-properties fo:background-color="#ffffff" fo:border="0.74pt solid #000000" style:vertical-align="top"/>
      <style:text-properties fo:color="#000000"/>
    </style:style>
    <style:style style:name="ce31" style:family="table-cell" style:parent-style-name="Default">
      <style:table-cell-properties fo:background-color="#ffffff" fo:border="0.74pt solid #000000" style:vertical-align="top"/>
    </style:style>
    <style:style style:name="ce6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ffffff" fo:border="none"/>
    </style:style>
    <style:style style:name="ce71" style:family="table-cell" style:parent-style-name="Default">
      <style:table-cell-properties fo:background-color="#ffffff" fo:border="none"/>
      <style:text-properties fo:color="#bf819e"/>
    </style:style>
    <style:style style:name="ce72" style:family="table-cell" style:parent-style-name="Default">
      <style:table-cell-properties fo:background-color="#ffffff" fo:border="none"/>
      <style:text-properties fo:color="#000000"/>
    </style:style>
    <style:style style:name="ce65" style:family="table-cell" style:parent-style-name="Default">
      <style:table-cell-properties fo:background-color="#b2b2b2" fo:border="none"/>
      <style:text-properties fo:color="#000000"/>
    </style:style>
    <style:style style:name="ce66" style:family="table-cell" style:parent-style-name="Default">
      <style:table-cell-properties fo:background-color="#b2b2b2" fo:border="none"/>
    </style:style>
    <style:style style:name="ce73" style:family="table-cell" style:parent-style-name="Default">
      <style:table-cell-properties fo:background-color="#ffffff"/>
    </style:style>
    <style:style style:name="ce81" style:family="table-cell" style:parent-style-name="Default">
      <style:table-cell-properties fo:background-color="#b2b2b2"/>
    </style:style>
    <style:style style:name="ce3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35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in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fff" fo:border="0.74pt solid #000000"/>
      <style:text-properties fo:color="#bf819e"/>
    </style:style>
    <style:style style:name="ce37" style:family="table-cell" style:parent-style-name="Default">
      <style:table-cell-properties fo:background-color="#80008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38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b2b2b2" fo:border="0.74pt solid #000000"/>
      <style:text-properties fo:color="#bf819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6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1" table:number-columns-repeated="22" table:default-cell-style-name="ce70"/>
        <table:table-column table:style-name="co1" table:default-cell-style-name="ce73"/>
        <table:table-column table:style-name="co1" table:number-columns-repeated="114" table:default-cell-style-name="ce30"/>
        <table:table-column table:style-name="co1" table:number-columns-repeated="16241" table:default-cell-style-name="ce32"/>
        <table:table-column table:style-name="co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erviço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Complexidade</text:p>
          </table:table-cell>
          <table:table-cell table:style-name="ce68" table:number-columns-repeated="22"/>
          <table:table-cell/>
          <table:table-cell table:style-name="ce34" table:number-columns-repeated="114"/>
          <table:table-cell table:style-name="ce37" table:number-columns-repeated="16241"/>
          <table:table-cell/>
        </table:table-row>
        <table:table-row table:style-name="ro1">
          <table:table-cell table:style-name="ce5" office:value-type="date" office:date-value="2023-06-26" calcext:value-type="date" table:number-columns-spanned="5" table:number-rows-spanned="1">
            <text:p>06/26/23</text:p>
          </table:table-cell>
          <table:covered-table-cell table:number-columns-repeated="4" table:style-name="ce46"/>
          <table:table-cell table:style-name="ce68" table:number-columns-repeated="22"/>
          <table:table-cell/>
          <table:table-cell table:style-name="ce34" table:number-columns-repeated="114"/>
          <table:table-cell table:style-name="ce78" table:number-columns-repeated="16241"/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7" office:value-type="string" calcext:value-type="string">
            <text:p>Manutenção de ambiente Hadoop</text:p>
          </table:table-cell>
          <table:table-cell table:style-name="ce27" office:value-type="string" calcext:value-type="string">
            <text:p>26/06 – Tentativa de instalação do Linux Mint </text:p>
          </table:table-cell>
          <table:table-cell table:style-name="ce27" office:value-type="string" calcext:value-type="string">
            <text:p>Erro automatico no particionamento do linux mint ao tentar excluir windows</text:p>
          </table:table-cell>
          <table:table-cell table:style-name="ce27" office:value-type="string" calcext:value-type="string">
            <text:p>Complexa</text:p>
          </table:table-cell>
          <table:table-cell table:style-name="ce69" table:number-columns-repeated="22"/>
          <table:table-cell/>
          <table:table-cell table:style-name="ce35" table:number-columns-repeated="114"/>
          <table:table-cell table:style-name="ce38" table:number-columns-repeated="16241"/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8" office:value-type="string" calcext:value-type="string">
            <text:p>Serviço de instalação, configuração ou manutenção de equipamentos e de ambiente de segurança</text:p>
          </table:table-cell>
          <table:table-cell table:style-name="ce28" office:value-type="string" calcext:value-type="string">
            <text:p><text:span text:style-name="T1">26/06 – </text:span>Configuração da minha maquina pessoa </text:p>
          </table:table-cell>
          <table:table-cell table:style-name="ce28" office:value-type="string" calcext:value-type="string">
            <text:p>Configuração da minha maquina pessoal enquanto a maquina empresarial esta no suporte 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>
            <text:p>Pesquisa</text:p>
          </table:table-cell>
          <table:table-cell table:style-name="ce29" office:value-type="string" calcext:value-type="string">
            <text:p><text:span text:style-name="T1">27/06 – </text:span>Pesquisa da arquitetura de serviços da equipe </text:p>
          </table:table-cell>
          <table:table-cell table:style-name="ce29" office:value-type="string" calcext:value-type="string">
            <text:p>Estudo do material passado pela Vanessa</text:p>
          </table:table-cell>
          <table:table-cell table:style-name="ce29" office:value-type="string" calcext:value-type="string">
            <text:p>Média</text:p>
          </table:table-cell>
          <table:table-cell table:number-columns-repeated="137"/>
          <table:table-cell table:style-name="ce29" table:number-columns-repeated="16241"/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8" office:value-type="string" calcext:value-type="string">
            <text:p>Serviço de instalação, configuração ou manutenção de equipamentos e de ambiente de segurança</text:p>
          </table:table-cell>
          <table:table-cell table:style-name="ce28" office:value-type="string" calcext:value-type="string">
            <text:p><text:span text:style-name="T1">27/06 –  </text:span>Configuração da minha maquina pessoa </text:p>
          </table:table-cell>
          <table:table-cell table:style-name="ce28" office:value-type="string" calcext:value-type="string">
            <text:p>Configuração da VPN e demais ferramentas na minha maquina pessoal 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8" office:value-type="string" calcext:value-type="string">
            <text:p>Reunião tecnica </text:p>
          </table:table-cell>
          <table:table-cell table:style-name="ce28" office:value-type="string" calcext:value-type="string">
            <text:p>28/06 - <text:s/>Reunião Para a minha apresentação </text:p>
          </table:table-cell>
          <table:table-cell table:style-name="ce28" office:value-type="string" calcext:value-type="string">
            <text:p>Apresentação minha para a equipe como novo contribuinte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  <table:table-cell/>
        </table:table-row>
        <table:table-row table:style-name="ro1">
          <table:table-cell table:style-name="ce5" office:value-type="date" office:date-value="2023-06-28" calcext:value-type="date" table:number-columns-spanned="5" table:number-rows-spanned="1">
            <text:p>06/28/23</text:p>
          </table:table-cell>
          <table:covered-table-cell table:number-columns-repeated="4" table:style-name="ce46"/>
          <table:table-cell table:style-name="ce68" table:number-columns-repeated="22"/>
          <table:table-cell/>
          <table:table-cell table:style-name="ce73" table:number-columns-repeated="114"/>
          <table:table-cell table:style-name="Default" table:number-columns-repeated="16241"/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>
            <text:p>Diária </text:p>
          </table:table-cell>
          <table:table-cell table:style-name="ce29" office:value-type="string" calcext:value-type="string">
            <text:p>28/06 - <text:s/>Reunião Diária </text:p>
          </table:table-cell>
          <table:table-cell table:style-name="ce29" office:value-type="string" calcext:value-type="string">
            <text:p>Daily do dia 28 de Junho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8" office:value-type="string" calcext:value-type="string">
            <text:p>Serviço de instalação, configuração ou manutenção de equipamentos e de ambiente de segurança</text:p>
          </table:table-cell>
          <table:table-cell table:style-name="ce29" office:value-type="string" calcext:value-type="string">
            <text:p>28/06 - <text:s/>Configuração da Nova Maquina </text:p>
          </table:table-cell>
          <table:table-cell table:style-name="ce29" office:value-type="string" calcext:value-type="string">
            <text:p>Configuração de ambiente da maquina que estava no suporte usando o Linux Mint</text:p>
          </table:table-cell>
          <table:table-cell table:style-name="ce28" office:value-type="string" calcext:value-type="string">
            <text:p>Média</text:p>
          </table:table-cell>
          <table:table-cell table:number-columns-repeated="137"/>
          <table:table-cell table:style-name="ce29" table:number-columns-repeated="16241"/>
          <table:table-cell/>
        </table:table-row>
        <table:table-row table:style-name="ro1">
          <table:table-cell table:style-name="ce5" office:value-type="date" office:date-value="2023-06-29" calcext:value-type="date" table:number-columns-spanned="5" table:number-rows-spanned="1">
            <text:p>06/29/23</text:p>
          </table:table-cell>
          <table:covered-table-cell table:number-columns-repeated="4" table:style-name="ce46"/>
          <table:table-cell table:style-name="ce68" table:number-columns-repeated="22"/>
          <table:table-cell/>
          <table:table-cell table:style-name="ce73" table:number-columns-repeated="114"/>
          <table:table-cell table:style-name="Default" table:number-columns-repeated="16241"/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>
            <text:p>Diária </text:p>
          </table:table-cell>
          <table:table-cell table:style-name="ce29" office:value-type="string" calcext:value-type="string">
            <text:p>29/06 - <text:s/>Reunião Diária </text:p>
          </table:table-cell>
          <table:table-cell table:style-name="ce29" office:value-type="string" calcext:value-type="string">
            <text:p>Daily do dia 29 de Junho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7" office:value-type="string" calcext:value-type="string">
            <text:p>Manutenção de ambiente Hadoop</text:p>
          </table:table-cell>
          <table:table-cell table:style-name="ce29" office:value-type="string" calcext:value-type="string">
            <text:p>29/06 - <text:s/>Configuração do sistema operacional</text:p>
          </table:table-cell>
          <table:table-cell table:style-name="ce29" office:value-type="string" calcext:value-type="string">
            <text:p>Instalação e teste do SO Manjaro Linux 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7" office:value-type="string" calcext:value-type="string">
            <text:p>Manutenção de ambiente Hadoop</text:p>
          </table:table-cell>
          <table:table-cell table:style-name="ce29" office:value-type="string" calcext:value-type="string">
            <text:p>29/06 - <text:s/>Configuração do sistema operacional</text:p>
          </table:table-cell>
          <table:table-cell table:style-name="ce29" office:value-type="string" calcext:value-type="string">
            <text:p>Instalação e teste do SO Endeavor Linux 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>
            <text:p>Reunião Tecnica</text:p>
          </table:table-cell>
          <table:table-cell table:style-name="ce29" office:value-type="string" calcext:value-type="string">
            <text:p>29/06 - <text:s/>Alinhamento sobre o SDT</text:p>
          </table:table-cell>
          <table:table-cell table:style-name="ce29" office:value-type="string" calcext:value-type="string">
            <text:p>Reunião para a apresentação das mudanças de cada membro no projeto SDT</text:p>
          </table:table-cell>
          <table:table-cell table:style-name="ce28" office:value-type="string" calcext:value-type="string">
            <text:p>Média</text:p>
          </table:table-cell>
          <table:table-cell table:number-columns-repeated="137"/>
          <table:table-cell table:style-name="ce29" table:number-columns-repeated="16241"/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>
            <text:p>Reunião Tecnica</text:p>
          </table:table-cell>
          <table:table-cell table:style-name="ce29" office:value-type="string" calcext:value-type="string">
            <text:p>29/06 – Apresentação do SDT</text:p>
          </table:table-cell>
          <table:table-cell table:style-name="ce29" office:value-type="string" calcext:value-type="string">
            <text:p>Reunião para a apresentação do sustema SDT com os Devs</text:p>
          </table:table-cell>
          <table:table-cell table:style-name="ce28" office:value-type="string" calcext:value-type="string">
            <text:p>Média</text:p>
          </table:table-cell>
          <table:table-cell table:number-columns-repeated="137"/>
          <table:table-cell table:style-name="ce29" table:number-columns-repeated="16241"/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8" office:value-type="string" calcext:value-type="string">
            <text:p>Serviço de instalação, configuração ou manutenção de equipamentos e de ambiente de segurança</text:p>
          </table:table-cell>
          <table:table-cell table:style-name="ce29" office:value-type="string" calcext:value-type="string">
            <text:p>29/06 - <text:s/>Configuração do Endeavor</text:p>
          </table:table-cell>
          <table:table-cell table:style-name="ce29" office:value-type="string" calcext:value-type="string">
            <text:p>Mudanças no Ambiente de trabalho do Endeavor Gnome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  <table:table-cell/>
        </table:table-row>
        <table:table-row table:style-name="ro1">
          <table:table-cell table:style-name="ce5" office:value-type="date" office:date-value="2023-06-30" calcext:value-type="date" table:number-columns-spanned="5" table:number-rows-spanned="1">
            <text:p>06/30/23</text:p>
          </table:table-cell>
          <table:covered-table-cell table:number-columns-repeated="4" table:style-name="ce46"/>
          <table:table-cell table:style-name="ce68" table:number-columns-repeated="22"/>
          <table:table-cell/>
          <table:table-cell table:style-name="ce73" table:number-columns-repeated="114"/>
          <table:table-cell table:style-name="Default" table:number-columns-repeated="16241"/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>
            <text:p>Diária </text:p>
          </table:table-cell>
          <table:table-cell table:style-name="ce29" office:value-type="string" calcext:value-type="string">
            <text:p>30/06 – reunião Diária <text:s/></text:p>
          </table:table-cell>
          <table:table-cell table:style-name="ce29" office:value-type="string" calcext:value-type="string">
            <text:p>Daily do dia 30 de Junho</text:p>
          </table:table-cell>
          <table:table-cell table:style-name="ce28" office:value-type="string" calcext:value-type="string">
            <text:p>Simples</text:p>
          </table:table-cell>
          <table:table-cell table:style-name="ce71" table:number-columns-repeated="22"/>
          <table:table-cell/>
          <table:table-cell table:style-name="ce36" table:number-columns-repeated="114"/>
          <table:table-cell table:style-name="ce45" table:number-columns-repeated="16241"/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>
            <text:p>Reunião Tecnica</text:p>
          </table:table-cell>
          <table:table-cell table:style-name="ce29" office:value-type="string" calcext:value-type="string">
            <text:p>30/06 – Apresentação para os Gestores </text:p>
          </table:table-cell>
          <table:table-cell table:style-name="ce29" office:value-type="string" calcext:value-type="string">
            <text:p>Apresentação da Versao 4.0 para os Gestores do Projeto</text:p>
          </table:table-cell>
          <table:table-cell table:style-name="ce28" office:value-type="string" calcext:value-type="string">
            <text:p>Média</text:p>
          </table:table-cell>
          <table:table-cell table:style-name="ce71" table:number-columns-repeated="22"/>
          <table:table-cell/>
          <table:table-cell table:style-name="ce36" table:number-columns-repeated="114"/>
          <table:table-cell table:style-name="ce45" table:number-columns-repeated="16241"/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8" office:value-type="string" calcext:value-type="string">
            <text:p>Serviço de instalação, configuração ou manutenção de equipamentos e de ambiente de segurança</text:p>
          </table:table-cell>
          <table:table-cell table:style-name="ce29" office:value-type="string" calcext:value-type="string">
            <text:p>30/06 - <text:s/>Configuração do Endeavor</text:p>
          </table:table-cell>
          <table:table-cell table:style-name="ce29" office:value-type="string" calcext:value-type="string">
            <text:p>Configurações do ambiente de trabalho conforme as ordens da Vanessa</text:p>
          </table:table-cell>
          <table:table-cell table:style-name="ce28" office:value-type="string" calcext:value-type="string">
            <text:p>Simples</text:p>
          </table:table-cell>
          <table:table-cell table:style-name="ce71" table:number-columns-repeated="22"/>
          <table:table-cell/>
          <table:table-cell table:style-name="ce36" table:number-columns-repeated="114"/>
          <table:table-cell table:style-name="ce45" table:number-columns-repeated="16241"/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8" office:value-type="string" calcext:value-type="string">
            <text:p>Pesquisa </text:p>
          </table:table-cell>
          <table:table-cell table:style-name="ce29" office:value-type="string" calcext:value-type="string">
            <text:p>30/06 - <text:s/>Estudos no Alura</text:p>
          </table:table-cell>
          <table:table-cell table:style-name="ce29" office:value-type="string" calcext:value-type="string">
            <text:p>Inicio de Estudos no Alura com a orientação do Marcel </text:p>
          </table:table-cell>
          <table:table-cell table:style-name="ce28" office:value-type="string" calcext:value-type="string">
            <text:p>Simples</text:p>
          </table:table-cell>
          <table:table-cell table:style-name="ce71" table:number-columns-repeated="22"/>
          <table:table-cell/>
          <table:table-cell table:style-name="ce36" table:number-columns-repeated="114"/>
          <table:table-cell table:style-name="ce45" table:number-columns-repeated="16241"/>
          <table:table-cell/>
        </table:table-row>
        <table:table-row table:style-name="ro1">
          <table:table-cell table:style-name="ce5" office:value-type="date" office:date-value="2023-07-03" calcext:value-type="date" table:number-columns-spanned="5" table:number-rows-spanned="1">
            <text:p>07/03/23</text:p>
          </table:table-cell>
          <table:covered-table-cell table:number-columns-repeated="4" table:style-name="ce46"/>
          <table:table-cell table:style-name="ce68" table:number-columns-repeated="22"/>
          <table:table-cell/>
          <table:table-cell table:style-name="ce73" table:number-columns-repeated="114"/>
          <table:table-cell table:style-name="Default" table:number-columns-repeated="16241"/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>
            <text:p>Diária </text:p>
          </table:table-cell>
          <table:table-cell table:style-name="ce29" office:value-type="string" calcext:value-type="string">
            <text:p>03/07 - reunião Diária <text:s/></text:p>
          </table:table-cell>
          <table:table-cell table:style-name="ce29" office:value-type="string" calcext:value-type="string">
            <text:p>Daily do dia 03 de Julho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8" office:value-type="string" calcext:value-type="string">
            <text:p>Pesquisa </text:p>
          </table:table-cell>
          <table:table-cell table:style-name="ce29" office:value-type="string" calcext:value-type="string">
            <text:p><text:span text:style-name="T1">03/07</text:span> -  Estudos no Alura</text:p>
          </table:table-cell>
          <table:table-cell table:style-name="ce29" office:value-type="string" calcext:value-type="string">
            <text:p>Finalização de Curso de Git no Alura</text:p>
          </table:table-cell>
          <table:table-cell table:style-name="ce28" office:value-type="string" calcext:value-type="string">
            <text:p>Média</text:p>
          </table:table-cell>
          <table:table-cell table:style-name="ce71" table:number-columns-repeated="8"/>
          <table:table-cell table:number-columns-repeated="129"/>
          <table:table-cell table:style-name="ce29" table:number-columns-repeated="16241"/>
          <table:table-cell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9" office:value-type="string" calcext:value-type="string">
            <text:p>Reunião Tecnica</text:p>
          </table:table-cell>
          <table:table-cell table:style-name="ce29" office:value-type="string" calcext:value-type="string">
            <text:p><text:span text:style-name="T1">03/07</text:span> -  Inicio configuração SDT</text:p>
          </table:table-cell>
          <table:table-cell table:style-name="ce29" office:value-type="string" calcext:value-type="string">
            <text:p>Ao iniciar Reunião com Marcel e Elias Descobri erros no microfone e Compartilhamento de tela do linux 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  <table:table-cell/>
        </table:table-row>
        <table:table-row table:style-name="ro1">
          <table:table-cell table:style-name="ce5" office:value-type="date" office:date-value="2023-07-04" calcext:value-type="date" table:number-columns-spanned="5" table:number-rows-spanned="1">
            <text:p>07/04/23</text:p>
          </table:table-cell>
          <table:covered-table-cell table:number-columns-repeated="4" table:style-name="ce46"/>
          <table:table-cell table:style-name="ce68" table:number-columns-repeated="22"/>
          <table:table-cell/>
          <table:table-cell table:style-name="ce73" table:number-columns-repeated="114"/>
          <table:table-cell table:style-name="Default" table:number-columns-repeated="16241"/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>
            <text:p>Diária </text:p>
          </table:table-cell>
          <table:table-cell table:style-name="ce29" office:value-type="string" calcext:value-type="string">
            <text:p>04/07 – Reunião Diária <text:s/></text:p>
          </table:table-cell>
          <table:table-cell table:style-name="ce29" office:value-type="string" calcext:value-type="string">
            <text:p>Daily do dia 04 de Julho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>
            <text:p>Review Sprint</text:p>
          </table:table-cell>
          <table:table-cell table:style-name="ce25" office:value-type="string" calcext:value-type="string">
            <text:p>04/07 – Review 202313</text:p>
          </table:table-cell>
          <table:table-cell table:style-name="ce29" office:value-type="string" calcext:value-type="string">
            <text:p>Revisão da Sprint 202313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>
            <text:p>Planning Sprint </text:p>
          </table:table-cell>
          <table:table-cell table:style-name="ce48" office:value-type="string" calcext:value-type="string">
            <text:p>04/07 – Planejamento 202314</text:p>
          </table:table-cell>
          <table:table-cell table:style-name="ce29" office:value-type="string" calcext:value-type="string">
            <text:p>Planning da Sprint 202314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  <table:table-cell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9" office:value-type="string" calcext:value-type="string">
            <text:p>Correção de falhas de acesso, conexão ou comunicação Correção de falhas de acesso</text:p>
          </table:table-cell>
          <table:table-cell table:style-name="ce29" office:value-type="string" calcext:value-type="string">
            <text:p>04/07 – Correção de Comunicação</text:p>
          </table:table-cell>
          <table:table-cell table:style-name="ce29" office:value-type="string" calcext:value-type="string">
            <text:p>Arrumar problemas de bloqueio do linux ao micro e ao compartilhamento de tela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  <table:table-cell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9" office:value-type="string" calcext:value-type="string">
            <text:p>Serviço de instalação, configuração ou manutenção de equipamentos e de ambiente de segurança</text:p>
          </table:table-cell>
          <table:table-cell table:style-name="ce29" office:value-type="string" calcext:value-type="string">
            <text:p>04/07 – Instalaçao de aplicativos para rodar o SDT</text:p>
          </table:table-cell>
          <table:table-cell table:style-name="ce29" office:value-type="string" calcext:value-type="string">
            <text:p>instalação do node, angular, kubernetes(Lens), mongo, docker cacerts e Keystore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  <table:table-cell/>
        </table:table-row>
        <table:table-row table:style-name="ro1">
          <table:table-cell table:style-name="ce5" office:value-type="date" office:date-value="2023-07-05" calcext:value-type="date" table:number-columns-spanned="5" table:number-rows-spanned="1">
            <text:p>07/05/23</text:p>
          </table:table-cell>
          <table:covered-table-cell table:number-columns-repeated="4" table:style-name="ce46"/>
          <table:table-cell table:style-name="ce68" table:number-columns-repeated="22"/>
          <table:table-cell/>
          <table:table-cell table:style-name="ce73" table:number-columns-repeated="114"/>
          <table:table-cell table:style-name="Default" table:number-columns-repeated="16241"/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>
            <text:p>Diária </text:p>
          </table:table-cell>
          <table:table-cell table:style-name="ce29" office:value-type="string" calcext:value-type="string">
            <text:p>05/07 – Reunião Diária <text:s/></text:p>
          </table:table-cell>
          <table:table-cell table:style-name="ce29" office:value-type="string" calcext:value-type="string">
            <text:p>Daily do dia 05 de Julho</text:p>
          </table:table-cell>
          <table:table-cell table:style-name="ce28" office:value-type="string" calcext:value-type="string">
            <text:p>Simples</text:p>
          </table:table-cell>
          <table:table-cell table:number-columns-repeated="23"/>
          <table:table-cell table:style-name="ce73" table:number-columns-repeated="114"/>
          <table:table-cell table:style-name="ce81" table:number-columns-repeated="16241"/>
          <table:table-cell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9" office:value-type="string" calcext:value-type="string">
            <text:p>Retrospectiva</text:p>
          </table:table-cell>
          <table:table-cell table:style-name="ce29" office:value-type="string" calcext:value-type="string">
            <text:p>05/07 – Retrospectiva 202313</text:p>
          </table:table-cell>
          <table:table-cell table:style-name="ce29" office:value-type="string" calcext:value-type="string">
            <text:p>Retro da Sprint 202313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  <table:table-cell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9" office:value-type="string" calcext:value-type="string">
            <text:p>Reunião Tecnica</text:p>
          </table:table-cell>
          <table:table-cell table:style-name="ce29" office:value-type="string" calcext:value-type="string">
            <text:p><text:span text:style-name="T1">05/07</text:span> – Configuração SDT</text:p>
          </table:table-cell>
          <table:table-cell table:style-name="ce29" office:value-type="string" calcext:value-type="string">
            <text:p>Pareamento com o Marcel para rodar o SDT no Intellij </text:p>
          </table:table-cell>
          <table:table-cell table:style-name="ce28" office:value-type="string" calcext:value-type="string">
            <text:p>Simples</text:p>
          </table:table-cell>
          <table:table-cell table:number-columns-repeated="137"/>
          <table:table-cell table:style-name="ce29" table:number-columns-repeated="16241"/>
          <table:table-cell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>
            <text:p>Planning Sprint </text:p>
          </table:table-cell>
          <table:table-cell table:style-name="ce25" office:value-type="string" calcext:value-type="string">
            <text:p>05/07 – Planejamento 202314</text:p>
          </table:table-cell>
          <table:table-cell table:style-name="ce29" office:value-type="string" calcext:value-type="string">
            <text:p>Estimativa do tempo da Equipe dev</text:p>
          </table:table-cell>
          <table:table-cell table:style-name="ce28" office:value-type="string" calcext:value-type="string">
            <text:p>Média</text:p>
          </table:table-cell>
          <table:table-cell table:number-columns-repeated="137"/>
          <table:table-cell table:style-name="ce29" table:number-columns-repeated="16241"/>
          <table:table-cell/>
        </table:table-row>
        <table:table-row table:style-name="ro1">
          <table:table-cell table:style-name="ce5" office:value-type="date" office:date-value="2023-07-06" calcext:value-type="date" table:number-columns-spanned="5" table:number-rows-spanned="1">
            <text:p>07/06/23</text:p>
          </table:table-cell>
          <table:covered-table-cell table:number-columns-repeated="4" table:style-name="ce46"/>
          <table:table-cell table:style-name="ce68" table:number-columns-repeated="22"/>
          <table:table-cell/>
          <table:table-cell table:style-name="ce73" table:number-columns-repeated="114"/>
          <table:table-cell table:style-name="Default" table:number-columns-repeated="16241"/>
          <table:table-cell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40" office:value-type="string" calcext:value-type="string">
            <text:p>Diária </text:p>
          </table:table-cell>
          <table:table-cell table:style-name="ce40" office:value-type="string" calcext:value-type="string">
            <text:p>06/07 – Reunião Diária <text:s/></text:p>
          </table:table-cell>
          <table:table-cell table:style-name="ce40" office:value-type="string" calcext:value-type="string">
            <text:p>Daily do dia 06 de Julho</text:p>
          </table:table-cell>
          <table:table-cell table:style-name="ce44" office:value-type="string" calcext:value-type="string">
            <text:p>Simples</text:p>
          </table:table-cell>
          <table:table-cell table:style-name="ce72" table:number-columns-repeated="22"/>
          <table:table-cell/>
          <table:table-cell table:style-name="ce54" table:number-columns-repeated="114"/>
          <table:table-cell table:style-name="ce40" table:number-columns-repeated="16241"/>
          <table:table-cell/>
        </table:table-row>
        <table:table-row table:style-name="ro3">
          <table:table-cell table:style-name="ce19" office:value-type="float" office:value="1" calcext:value-type="float">
            <text:p>1</text:p>
          </table:table-cell>
          <table:table-cell table:style-name="ce40" office:value-type="string" calcext:value-type="string">
            <text:p>Reunião Tecnica</text:p>
          </table:table-cell>
          <table:table-cell table:style-name="ce40" office:value-type="string" calcext:value-type="string">
            <text:p>06/07 – Publicação da nfe em produção</text:p>
          </table:table-cell>
          <table:table-cell table:style-name="ce40" office:value-type="string" calcext:value-type="string">
            <text:p>Pareamento com o Felipe para aprender a publicar em produção e homologação exemplo da nfe</text:p>
          </table:table-cell>
          <table:table-cell table:style-name="ce44" office:value-type="string" calcext:value-type="string">
            <text:p>Simples</text:p>
          </table:table-cell>
          <table:table-cell table:style-name="ce72" table:number-columns-repeated="22"/>
          <table:table-cell/>
          <table:table-cell table:style-name="ce54" table:number-columns-repeated="114"/>
          <table:table-cell table:style-name="ce40" table:number-columns-repeated="16241"/>
          <table:table-cell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40" office:value-type="string" calcext:value-type="string">
            <text:p>Reunião Tecnica</text:p>
          </table:table-cell>
          <table:table-cell table:style-name="ce40" office:value-type="string" calcext:value-type="string">
            <text:p>06/07 – Reunião NFCOM</text:p>
          </table:table-cell>
          <table:table-cell table:style-name="ce40" office:value-type="string" calcext:value-type="string">
            <text:p>Reunião planejamento primeiras atividades desenvolvimento NFCOM</text:p>
          </table:table-cell>
          <table:table-cell table:style-name="ce44" office:value-type="string" calcext:value-type="string">
            <text:p>Média</text:p>
          </table:table-cell>
          <table:table-cell table:style-name="ce72" table:number-columns-repeated="22"/>
          <table:table-cell/>
          <table:table-cell table:style-name="ce54" table:number-columns-repeated="114"/>
          <table:table-cell table:style-name="ce40" table:number-columns-repeated="16241"/>
          <table:table-cell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40" office:value-type="string" calcext:value-type="string">
            <text:p>Reunião Tecnica</text:p>
          </table:table-cell>
          <table:table-cell table:style-name="ce40" office:value-type="string" calcext:value-type="string">
            <text:p>06/07 – Reunião dev NFCOM</text:p>
          </table:table-cell>
          <table:table-cell table:style-name="ce40" office:value-type="string" calcext:value-type="string">
            <text:p>Reunião para a estimativa da NFCOM da equipe dev</text:p>
          </table:table-cell>
          <table:table-cell table:style-name="ce44" office:value-type="string" calcext:value-type="string">
            <text:p>Simples</text:p>
          </table:table-cell>
          <table:table-cell table:style-name="ce72" table:number-columns-repeated="22"/>
          <table:table-cell/>
          <table:table-cell table:style-name="ce54" table:number-columns-repeated="114"/>
          <table:table-cell table:style-name="ce40" table:number-columns-repeated="16241"/>
          <table:table-cell/>
        </table:table-row>
        <table:table-row table:style-name="ro1">
          <table:table-cell table:style-name="ce5" office:value-type="date" office:date-value="2023-07-07" calcext:value-type="date" table:number-columns-spanned="5" table:number-rows-spanned="1">
            <text:p>07/07/23</text:p>
          </table:table-cell>
          <table:covered-table-cell table:number-columns-repeated="4" table:style-name="ce46"/>
          <table:table-cell table:style-name="ce68" table:number-columns-repeated="22"/>
          <table:table-cell/>
          <table:table-cell table:style-name="ce73" table:number-columns-repeated="114"/>
          <table:table-cell table:style-name="Default" table:number-columns-repeated="16241"/>
          <table:table-cell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40" office:value-type="string" calcext:value-type="string">
            <text:p>Diária </text:p>
          </table:table-cell>
          <table:table-cell table:style-name="ce40" office:value-type="string" calcext:value-type="string">
            <text:p>07/07 – Reunião Diária <text:s/></text:p>
          </table:table-cell>
          <table:table-cell table:style-name="ce40" office:value-type="string" calcext:value-type="string">
            <text:p>Daily do dia 07 de Julho</text:p>
          </table:table-cell>
          <table:table-cell table:style-name="ce44" office:value-type="string" calcext:value-type="string">
            <text:p>Simples</text:p>
          </table:table-cell>
          <table:table-cell table:style-name="ce72" table:number-columns-repeated="22"/>
          <table:table-cell/>
          <table:table-cell table:style-name="ce54" table:number-columns-repeated="114"/>
          <table:table-cell table:style-name="ce40" table:number-columns-repeated="16241"/>
          <table:table-cell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40" office:value-type="string" calcext:value-type="string">
            <text:p>Reunião Tecnica</text:p>
          </table:table-cell>
          <table:table-cell table:style-name="ce40" office:value-type="string" calcext:value-type="string">
            <text:p>07/07 – Alinhamento semanal - Time Dev/QA</text:p>
          </table:table-cell>
          <table:table-cell table:style-name="ce40" office:value-type="string" calcext:value-type="string">
            <text:p>Revisão da estimativa da NFCOM e detalhes tecnicos </text:p>
          </table:table-cell>
          <table:table-cell table:style-name="ce44" office:value-type="string" calcext:value-type="string">
            <text:p>Simples</text:p>
          </table:table-cell>
          <table:table-cell table:style-name="ce72" table:number-columns-repeated="22"/>
          <table:table-cell/>
          <table:table-cell table:style-name="ce54" table:number-columns-repeated="114"/>
          <table:table-cell table:style-name="ce40" table:number-columns-repeated="16241"/>
          <table:table-cell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9" office:value-type="string" calcext:value-type="string">
            <text:p>Serviço de instalação, configuração ou manutenção de equipamentos e de ambiente de segurança</text:p>
          </table:table-cell>
          <table:table-cell table:style-name="ce40" office:value-type="string" calcext:value-type="string">
            <text:p>07/07 – Configuração do kubernetes</text:p>
          </table:table-cell>
          <table:table-cell table:style-name="ce40" office:value-type="string" calcext:value-type="string">
            <text:p>Chama com a equipe dev para a configuração do kubernetes do SDT</text:p>
          </table:table-cell>
          <table:table-cell table:style-name="ce44" office:value-type="string" calcext:value-type="string">
            <text:p>Simples</text:p>
          </table:table-cell>
          <table:table-cell table:style-name="ce72" table:number-columns-repeated="22"/>
          <table:table-cell/>
          <table:table-cell table:style-name="ce73" table:number-columns-repeated="114"/>
          <table:table-cell table:style-name="ce81" table:number-columns-repeated="16241"/>
          <table:table-cell/>
        </table:table-row>
        <table:table-row table:style-name="ro1">
          <table:table-cell table:style-name="ce5" office:value-type="date" office:date-value="2023-07-10" calcext:value-type="date" table:number-columns-spanned="5" table:number-rows-spanned="1">
            <text:p>07/10/23</text:p>
          </table:table-cell>
          <table:covered-table-cell table:number-columns-repeated="4" table:style-name="ce46"/>
          <table:table-cell table:style-name="ce68" table:number-columns-repeated="22"/>
          <table:table-cell/>
          <table:table-cell table:style-name="ce73" table:number-columns-repeated="114"/>
          <table:table-cell table:style-name="Default" table:number-columns-repeated="16241"/>
          <table:table-cell/>
        </table:table-row>
        <table:table-row table:style-name="ro4">
          <table:table-cell table:style-name="ce19" office:value-type="float" office:value="1" calcext:value-type="float">
            <text:p>1</text:p>
          </table:table-cell>
          <table:table-cell table:style-name="ce40" office:value-type="string" calcext:value-type="string">
            <text:p>Diária </text:p>
          </table:table-cell>
          <table:table-cell table:style-name="ce40" office:value-type="string" calcext:value-type="string">
            <text:p>10/07 – Reunião Diária <text:s/></text:p>
          </table:table-cell>
          <table:table-cell table:style-name="ce40" office:value-type="string" calcext:value-type="string">
            <text:p>Daily do dia 10 de Julho</text:p>
          </table:table-cell>
          <table:table-cell table:style-name="ce44" office:value-type="string" calcext:value-type="string">
            <text:p>Simples</text:p>
          </table:table-cell>
          <table:table-cell table:style-name="ce65" table:number-columns-repeated="22"/>
          <table:table-cell table:style-name="ce81" table:number-columns-repeated="16357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9" office:value-type="string" calcext:value-type="string">
            <text:p>Reunião Tecnica</text:p>
          </table:table-cell>
          <table:table-cell table:style-name="ce29" office:value-type="string" calcext:value-type="string">
            <text:p>10/07 – Configuração dos projetos DST</text:p>
          </table:table-cell>
          <table:table-cell table:style-name="ce29" office:value-type="string" calcext:value-type="string">
            <text:p>Pareamento com o Gustavo para Configurar o SDT</text:p>
          </table:table-cell>
          <table:table-cell table:style-name="ce28" office:value-type="string" calcext:value-type="string">
            <text:p>Méda</text:p>
          </table:table-cell>
          <table:table-cell table:style-name="ce66" table:number-columns-repeated="22"/>
          <table:table-cell table:style-name="ce81"/>
          <table:table-cell table:style-name="ce29" table:number-columns-repeated="16355"/>
          <table:table-cell table:style-name="ce81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9" office:value-type="string" calcext:value-type="string">
            <text:p>Reunião Tecnica</text:p>
          </table:table-cell>
          <table:table-cell table:style-name="ce29" office:value-type="string" calcext:value-type="string">
            <text:p>10/07 – Configuração dos projetos DST</text:p>
          </table:table-cell>
          <table:table-cell table:style-name="ce29" office:value-type="string" calcext:value-type="string">
            <text:p>Pareamento com o Gustavo para Configurar o SDT, Problemas de autenticação no Kubernetes</text:p>
          </table:table-cell>
          <table:table-cell table:style-name="ce28" office:value-type="string" calcext:value-type="string">
            <text:p>Complexa</text:p>
          </table:table-cell>
          <table:table-cell table:style-name="ce66" table:number-columns-repeated="22"/>
          <table:table-cell table:style-name="ce81"/>
          <table:table-cell table:style-name="ce29" table:number-columns-repeated="16355"/>
          <table:table-cell table:style-name="ce81"/>
        </table:table-row>
        <table:table-row table:style-name="ro1">
          <table:table-cell table:style-name="ce5" office:value-type="date" office:date-value="2023-07-11" calcext:value-type="date" table:number-columns-spanned="5" table:number-rows-spanned="1">
            <text:p>07/11/23</text:p>
          </table:table-cell>
          <table:covered-table-cell table:number-columns-repeated="4" table:style-name="ce46"/>
          <table:table-cell table:style-name="ce68" table:number-columns-repeated="22"/>
          <table:table-cell/>
          <table:table-cell table:style-name="ce73" table:number-columns-repeated="114"/>
          <table:table-cell table:style-name="Default" table:number-columns-repeated="16241"/>
          <table:table-cell/>
        </table:table-row>
        <table:table-row table:style-name="ro4">
          <table:table-cell table:style-name="ce19" office:value-type="float" office:value="1" calcext:value-type="float">
            <text:p>1</text:p>
          </table:table-cell>
          <table:table-cell table:style-name="ce40" office:value-type="string" calcext:value-type="string">
            <text:p>Diária </text:p>
          </table:table-cell>
          <table:table-cell table:style-name="ce40" office:value-type="string" calcext:value-type="string">
            <text:p>11/07 – Reunião Diária <text:s/></text:p>
          </table:table-cell>
          <table:table-cell table:style-name="ce40" office:value-type="string" calcext:value-type="string">
            <text:p>Daily do dia 11 de Julho</text:p>
          </table:table-cell>
          <table:table-cell table:style-name="ce44" office:value-type="string" calcext:value-type="string">
            <text:p>Simples</text:p>
          </table:table-cell>
          <table:table-cell table:style-name="ce65" table:number-columns-repeated="22"/>
          <table:table-cell table:style-name="ce81" table:number-columns-repeated="16357"/>
        </table:table-row>
        <table:table-row table:style-name="ro1">
          <table:table-cell table:style-name="ce16" office:value-type="float" office:value="527016" calcext:value-type="float">
            <text:p>527016</text:p>
          </table:table-cell>
          <table:table-cell table:style-name="ce29" office:value-type="string" calcext:value-type="string">
            <text:p>Teste</text:p>
          </table:table-cell>
          <table:table-cell table:style-name="ce29" office:value-type="string" calcext:value-type="string">
            <text:p>11/07 – Primeira Analise no PBI </text:p>
          </table:table-cell>
          <table:table-cell table:style-name="ce29" office:value-type="string" calcext:value-type="string">
            <text:p>Tentativas de reprodução de erro no SDT</text:p>
          </table:table-cell>
          <table:table-cell table:style-name="ce44" office:value-type="string" calcext:value-type="string">
            <text:p>Simples</text:p>
          </table:table-cell>
          <table:table-cell table:style-name="ce66" table:number-columns-repeated="22"/>
          <table:table-cell table:style-name="ce81"/>
          <table:table-cell table:style-name="ce29" table:number-columns-repeated="16355"/>
          <table:table-cell table:style-name="ce81"/>
        </table:table-row>
        <table:table-row table:style-name="ro1">
          <table:table-cell table:style-name="ce16" office:value-type="float" office:value="527016" calcext:value-type="float">
            <text:p>527016</text:p>
          </table:table-cell>
          <table:table-cell table:style-name="ce29" office:value-type="string" calcext:value-type="string">
            <text:p>Reunião Tecnica</text:p>
          </table:table-cell>
          <table:table-cell table:style-name="ce29" office:value-type="string" calcext:value-type="string">
            <text:p>11/07 – Reprodução especifica do erro</text:p>
          </table:table-cell>
          <table:table-cell table:style-name="ce29" office:value-type="string" calcext:value-type="string">
            <text:p>Pareamento com o Elias para Reprodução especifica de erro </text:p>
          </table:table-cell>
          <table:table-cell table:style-name="ce44" office:value-type="string" calcext:value-type="string">
            <text:p>Simples</text:p>
          </table:table-cell>
          <table:table-cell table:style-name="ce66" table:number-columns-repeated="22"/>
          <table:table-cell table:style-name="ce81"/>
          <table:table-cell table:style-name="ce29" table:number-columns-repeated="16355"/>
          <table:table-cell table:style-name="ce81"/>
        </table:table-row>
        <table:table-row table:style-name="ro1">
          <table:table-cell table:style-name="ce16" office:value-type="float" office:value="527016" calcext:value-type="float">
            <text:p>527016</text:p>
          </table:table-cell>
          <table:table-cell table:style-name="ce29" office:value-type="string" calcext:value-type="string">
            <text:p>Desenvolvimento </text:p>
          </table:table-cell>
          <table:table-cell table:style-name="ce29" office:value-type="string" calcext:value-type="string">
            <text:p>11/07 – Analise do código</text:p>
          </table:table-cell>
          <table:table-cell table:style-name="ce29" office:value-type="string" calcext:value-type="string">
            <text:p>Primeira Analise no codigo para saber onde se encontra a duplicidade, problemas na porta</text:p>
          </table:table-cell>
          <table:table-cell table:style-name="ce44" office:value-type="string" calcext:value-type="string">
            <text:p>Simples</text:p>
          </table:table-cell>
          <table:table-cell table:style-name="ce66" table:number-columns-repeated="22"/>
          <table:table-cell table:style-name="ce81"/>
          <table:table-cell table:style-name="ce29" table:number-columns-repeated="16355"/>
          <table:table-cell table:style-name="ce81"/>
        </table:table-row>
        <table:table-row table:style-name="ro1">
          <table:table-cell table:style-name="ce5" office:value-type="date" office:date-value="2023-07-12" calcext:value-type="date" table:number-columns-spanned="5" table:number-rows-spanned="1">
            <text:p>07/12/23</text:p>
          </table:table-cell>
          <table:covered-table-cell table:number-columns-repeated="4" table:style-name="ce46"/>
          <table:table-cell table:style-name="ce68" table:number-columns-repeated="22"/>
          <table:table-cell/>
          <table:table-cell table:style-name="ce73" table:number-columns-repeated="114"/>
          <table:table-cell table:style-name="Default" table:number-columns-repeated="16241"/>
          <table:table-cell/>
        </table:table-row>
        <table:table-row table:style-name="ro4">
          <table:table-cell table:style-name="ce19" office:value-type="float" office:value="1" calcext:value-type="float">
            <text:p>1</text:p>
          </table:table-cell>
          <table:table-cell table:style-name="ce40" office:value-type="string" calcext:value-type="string">
            <text:p>Diária </text:p>
          </table:table-cell>
          <table:table-cell table:style-name="ce40" office:value-type="string" calcext:value-type="string">
            <text:p>12/07 – Reunião Diária <text:s/></text:p>
          </table:table-cell>
          <table:table-cell table:style-name="ce40" office:value-type="string" calcext:value-type="string">
            <text:p>Daily do dia 12 de Julho</text:p>
          </table:table-cell>
          <table:table-cell table:style-name="ce44" office:value-type="string" calcext:value-type="string">
            <text:p>Simples</text:p>
          </table:table-cell>
          <table:table-cell table:style-name="ce65" table:number-columns-repeated="22"/>
          <table:table-cell table:style-name="ce81" table:number-columns-repeated="16357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40" office:value-type="string" calcext:value-type="string">
            <text:p>Reunião Tecnica</text:p>
          </table:table-cell>
          <table:table-cell table:style-name="ce40" office:value-type="string" calcext:value-type="string">
            <text:p><text:span text:style-name="T2">12/07</text:span> – Reunião para arrumar erro na porta do kubernetes</text:p>
          </table:table-cell>
          <table:table-cell table:style-name="ce40" office:value-type="string" calcext:value-type="string">
            <text:p>Pareamento com o Gustavo para arrumar portas de conexao do kubernetes</text:p>
          </table:table-cell>
          <table:table-cell table:style-name="ce44" office:value-type="string" calcext:value-type="string">
            <text:p>Simples</text:p>
          </table:table-cell>
          <table:table-cell table:style-name="ce65" table:number-columns-repeated="22"/>
          <table:table-cell table:style-name="ce81"/>
          <table:table-cell table:style-name="ce40" table:number-columns-repeated="16355"/>
          <table:table-cell table:style-name="ce81"/>
        </table:table-row>
        <table:table-row table:style-name="ro1">
          <table:table-cell table:style-name="ce16" office:value-type="float" office:value="527016" calcext:value-type="float">
            <text:p>527016</text:p>
          </table:table-cell>
          <table:table-cell table:style-name="ce40" office:value-type="string" calcext:value-type="string">
            <text:p>Reunião Tecnica</text:p>
          </table:table-cell>
          <table:table-cell table:style-name="ce40" office:value-type="string" calcext:value-type="string">
            <text:p>12/07 – Analise e codigo </text:p>
          </table:table-cell>
          <table:table-cell table:style-name="ce40" office:value-type="string" calcext:value-type="string">
            <text:p>Pareamento com o Gustavo para analise do sdt, em paralelo com estudos de Angular</text:p>
          </table:table-cell>
          <table:table-cell table:style-name="ce44" office:value-type="string" calcext:value-type="string">
            <text:p>Complexa</text:p>
          </table:table-cell>
          <table:table-cell table:style-name="ce65" table:number-columns-repeated="22"/>
          <table:table-cell table:style-name="ce81"/>
          <table:table-cell table:style-name="ce40" table:number-columns-repeated="16355"/>
          <table:table-cell table:style-name="ce81"/>
        </table:table-row>
        <table:table-row table:style-name="ro1">
          <table:table-cell table:style-name="ce5" office:value-type="date" office:date-value="2023-07-13" calcext:value-type="date" table:number-columns-spanned="5" table:number-rows-spanned="1">
            <text:p>07/13/23</text:p>
          </table:table-cell>
          <table:covered-table-cell table:number-columns-repeated="4" table:style-name="ce46"/>
          <table:table-cell table:style-name="ce68" table:number-columns-repeated="22"/>
          <table:table-cell/>
          <table:table-cell table:style-name="ce73" table:number-columns-repeated="114"/>
          <table:table-cell table:style-name="Default" table:number-columns-repeated="16241"/>
          <table:table-cell/>
        </table:table-row>
        <table:table-row table:style-name="ro4">
          <table:table-cell table:style-name="ce19" office:value-type="float" office:value="1" calcext:value-type="float">
            <text:p>1</text:p>
          </table:table-cell>
          <table:table-cell table:style-name="ce40" office:value-type="string" calcext:value-type="string">
            <text:p>Diária </text:p>
          </table:table-cell>
          <table:table-cell table:style-name="ce40" office:value-type="string" calcext:value-type="string">
            <text:p>13/07 – Reunião Diária <text:s/></text:p>
          </table:table-cell>
          <table:table-cell table:style-name="ce40" office:value-type="string" calcext:value-type="string">
            <text:p>Daily do dia 13 de Julho</text:p>
          </table:table-cell>
          <table:table-cell table:style-name="ce44" office:value-type="string" calcext:value-type="string">
            <text:p>Simples</text:p>
          </table:table-cell>
          <table:table-cell table:style-name="ce65" table:number-columns-repeated="22"/>
          <table:table-cell table:style-name="ce81" table:number-columns-repeated="16357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9" office:value-type="string" calcext:value-type="string">
            <text:p>Reunião Tecnica</text:p>
          </table:table-cell>
          <table:table-cell table:style-name="ce29" office:value-type="string" calcext:value-type="string">
            <text:p>13/07 – Reunião sobre problema da API</text:p>
          </table:table-cell>
          <table:table-cell table:style-name="ce29" office:value-type="string" calcext:value-type="string">
            <text:p>Reunião para explicar o motivo do problema de requisição</text:p>
          </table:table-cell>
          <table:table-cell table:style-name="ce44" office:value-type="string" calcext:value-type="string">
            <text:p>Média</text:p>
          </table:table-cell>
          <table:table-cell table:style-name="ce66" table:number-columns-repeated="22"/>
          <table:table-cell table:style-name="ce81"/>
          <table:table-cell table:style-name="ce29" table:number-columns-repeated="16355"/>
          <table:table-cell table:style-name="ce81"/>
        </table:table-row>
        <table:table-row table:style-name="ro1">
          <table:table-cell table:style-name="ce16" office:value-type="float" office:value="527016" calcext:value-type="float">
            <text:p>527016</text:p>
          </table:table-cell>
          <table:table-cell table:style-name="ce29" office:value-type="string" calcext:value-type="string">
            <text:p>Desenvolvimento </text:p>
          </table:table-cell>
          <table:table-cell table:style-name="ce40" office:value-type="string" calcext:value-type="string">
            <text:p>13/07 – Analise e codigo </text:p>
          </table:table-cell>
          <table:table-cell table:style-name="ce29" office:value-type="string" calcext:value-type="string">
            <text:p>Analise do sdt em busca da função que puxa as tags repetidas</text:p>
          </table:table-cell>
          <table:table-cell table:style-name="ce44" office:value-type="string" calcext:value-type="string">
            <text:p>Média</text:p>
          </table:table-cell>
          <table:table-cell table:style-name="ce66" table:number-columns-repeated="22"/>
          <table:table-cell table:style-name="ce81"/>
          <table:table-cell table:style-name="ce29" table:number-columns-repeated="16355"/>
          <table:table-cell table:style-name="ce81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40" office:value-type="string" calcext:value-type="string">
            <text:p>Reunião Tecnica</text:p>
          </table:table-cell>
          <table:table-cell table:style-name="ce40" office:value-type="string" calcext:value-type="string">
            <text:p><text:span text:style-name="T2">13/07</text:span> – Dicas com Felipe</text:p>
          </table:table-cell>
          <table:table-cell table:style-name="ce29" office:value-type="string" calcext:value-type="string">
            <text:p>inicio de dicas do banco de dados mongo local</text:p>
          </table:table-cell>
          <table:table-cell table:style-name="ce44" office:value-type="string" calcext:value-type="string">
            <text:p>Simples</text:p>
          </table:table-cell>
          <table:table-cell table:style-name="ce66" table:number-columns-repeated="22"/>
          <table:table-cell table:style-name="ce81"/>
          <table:table-cell table:style-name="ce29" table:number-columns-repeated="16355"/>
          <table:table-cell table:style-name="ce81"/>
        </table:table-row>
        <table:table-row table:style-name="ro1">
          <table:table-cell table:style-name="ce16" office:value-type="float" office:value="527016" calcext:value-type="float">
            <text:p>527016</text:p>
          </table:table-cell>
          <table:table-cell table:style-name="ce40" office:value-type="string" calcext:value-type="string">
            <text:p>Reunião Tecnica</text:p>
          </table:table-cell>
          <table:table-cell table:style-name="ce40" office:value-type="string" calcext:value-type="string">
            <text:p><text:span text:style-name="T2">13/07</text:span> – Dicas com Marcel</text:p>
          </table:table-cell>
          <table:table-cell table:style-name="ce29" office:value-type="string" calcext:value-type="string">
            <text:p>Call para dicas do funcionamento de tags no sdt</text:p>
          </table:table-cell>
          <table:table-cell table:style-name="ce44" office:value-type="string" calcext:value-type="string">
            <text:p>Simples</text:p>
          </table:table-cell>
          <table:table-cell table:style-name="ce66" table:number-columns-repeated="22"/>
          <table:table-cell table:style-name="ce81"/>
          <table:table-cell table:style-name="ce29" table:number-columns-repeated="16355"/>
          <table:table-cell table:style-name="ce81"/>
        </table:table-row>
        <table:table-row table:style-name="ro1">
          <table:table-cell table:style-name="ce5" office:value-type="date" office:date-value="2023-07-14" calcext:value-type="date" table:number-columns-spanned="5" table:number-rows-spanned="1">
            <text:p>07/14/23</text:p>
          </table:table-cell>
          <table:covered-table-cell table:number-columns-repeated="4" table:style-name="ce46"/>
          <table:table-cell table:style-name="ce68" table:number-columns-repeated="22"/>
          <table:table-cell/>
          <table:table-cell table:style-name="ce73" table:number-columns-repeated="114"/>
          <table:table-cell table:style-name="Default" table:number-columns-repeated="16241"/>
          <table:table-cell/>
        </table:table-row>
        <table:table-row table:style-name="ro4">
          <table:table-cell table:style-name="ce39" office:value-type="float" office:value="1" calcext:value-type="float">
            <text:p>1</text:p>
          </table:table-cell>
          <table:table-cell table:style-name="ce54" office:value-type="string" calcext:value-type="string">
            <text:p>Diária </text:p>
          </table:table-cell>
          <table:table-cell table:style-name="ce54" office:value-type="string" calcext:value-type="string">
            <text:p>14/07 – Reunião Diária <text:s/></text:p>
          </table:table-cell>
          <table:table-cell table:style-name="ce54" office:value-type="string" calcext:value-type="string">
            <text:p>Daily do dia 14 de Julho</text:p>
          </table:table-cell>
          <table:table-cell table:style-name="ce61" office:value-type="string" calcext:value-type="string">
            <text:p>Simples</text:p>
          </table:table-cell>
          <table:table-cell table:style-name="ce72" table:number-columns-repeated="22"/>
          <table:table-cell/>
          <table:table-cell table:style-name="ce73" table:number-columns-repeated="114"/>
          <table:table-cell table:style-name="Default" table:number-columns-repeated="16241"/>
          <table:table-cell/>
        </table:table-row>
        <table:table-row table:style-name="ro1">
          <table:table-cell table:style-name="ce39" office:value-type="float" office:value="1" calcext:value-type="float">
            <text:p>1</text:p>
          </table:table-cell>
          <table:table-cell table:style-name="ce54" office:value-type="string" calcext:value-type="string">
            <text:p>Reunião Tecnica</text:p>
          </table:table-cell>
          <table:table-cell office:value-type="string" calcext:value-type="string">
            <text:p>14/07 – Ajuste do intellij e Mongo</text:p>
          </table:table-cell>
          <table:table-cell table:style-name="Default" office:value-type="string" calcext:value-type="string">
            <text:p>aprendendo algumas tecnicas no intellij e mongo para simulação local </text:p>
          </table:table-cell>
          <table:table-cell table:style-name="ce61" office:value-type="string" calcext:value-type="string">
            <text:p>Simples</text:p>
          </table:table-cell>
          <table:table-cell table:number-columns-repeated="16379"/>
        </table:table-row>
        <table:table-row table:style-name="ro1">
          <table:table-cell table:style-name="ce39" office:value-type="float" office:value="1" calcext:value-type="float">
            <text:p>1</text:p>
          </table:table-cell>
          <table:table-cell table:style-name="ce30" office:value-type="string" calcext:value-type="string">
            <text:p>Correção de falhas de acesso, conexão ou comunicação Correção de falhas de acesso</text:p>
          </table:table-cell>
          <table:table-cell office:value-type="string" calcext:value-type="string">
            <text:p>14/07 – Erro ao iniciar maquina</text:p>
          </table:table-cell>
          <table:table-cell table:style-name="Default" office:value-type="string" calcext:value-type="string">
            <text:p>Pesquisa e ajuste de erro no disco ao iniciar pc </text:p>
          </table:table-cell>
          <table:table-cell table:style-name="ce61" office:value-type="string" calcext:value-type="string">
            <text:p>Simples</text:p>
          </table:table-cell>
          <table:table-cell table:number-columns-repeated="16379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54" office:value-type="string" calcext:value-type="string">
            <text:p>Reunião Tecnica</text:p>
          </table:table-cell>
          <table:table-cell office:value-type="string" calcext:value-type="string">
            <text:p>14/07 – Alinhamento semanal - Time Dev/QA</text:p>
          </table:table-cell>
          <table:table-cell office:value-type="string" calcext:value-type="string">
            <text:p>Alinhamento da equipe dev para melhorias</text:p>
          </table:table-cell>
          <table:table-cell table:style-name="ce61" office:value-type="string" calcext:value-type="string">
            <text:p>Média</text:p>
          </table:table-cell>
          <table:table-cell table:number-columns-repeated="16379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54" office:value-type="string" calcext:value-type="string">
            <text:p>Reunião Tecnica</text:p>
          </table:table-cell>
          <table:table-cell office:value-type="string" calcext:value-type="string">
            <text:p>14/07 – Rodando Projeto com NPM </text:p>
          </table:table-cell>
          <table:table-cell table:style-name="Default" office:value-type="string" calcext:value-type="string">
            <text:p>configurações do npm no terminal e debug </text:p>
          </table:table-cell>
          <table:table-cell table:style-name="ce61" office:value-type="string" calcext:value-type="string">
            <text:p>Simples</text:p>
          </table:table-cell>
          <table:table-cell table:number-columns-repeated="16379"/>
        </table:table-row>
        <table:table-row table:style-name="ro1">
          <table:table-cell table:style-name="ce39" office:value-type="float" office:value="1" calcext:value-type="float">
            <text:p>1</text:p>
          </table:table-cell>
          <table:table-cell table:style-name="ce54" office:value-type="string" calcext:value-type="string">
            <text:p>Reunião Tecnica</text:p>
          </table:table-cell>
          <table:table-cell office:value-type="string" calcext:value-type="string">
            <text:p>14/07 – Configurando Banco de Dados Mongo-Compass</text:p>
          </table:table-cell>
          <table:table-cell office:value-type="string" calcext:value-type="string">
            <text:p>Inicio configuração do banco local sdt</text:p>
          </table:table-cell>
          <table:table-cell table:style-name="ce61" office:value-type="string" calcext:value-type="string">
            <text:p>Simples</text:p>
          </table:table-cell>
          <table:table-cell table:number-columns-repeated="16379"/>
        </table:table-row>
        <table:table-row table:style-name="ro5">
          <table:table-cell table:style-name="ce5" office:value-type="date" office:date-value="2023-07-17" calcext:value-type="date" table:number-columns-spanned="5" table:number-rows-spanned="1">
            <text:p>07/17/23</text:p>
          </table:table-cell>
          <table:covered-table-cell table:number-columns-repeated="4" table:style-name="ce46"/>
          <table:table-cell table:style-name="ce68" table:number-columns-repeated="22"/>
          <table:table-cell/>
          <table:table-cell table:style-name="ce73" table:number-columns-repeated="114"/>
          <table:table-cell table:style-name="Default" table:number-columns-repeated="16241"/>
          <table:table-cell/>
        </table:table-row>
        <table:table-row table:style-name="ro4">
          <table:table-cell table:style-name="ce39" office:value-type="float" office:value="1" calcext:value-type="float">
            <text:p>1</text:p>
          </table:table-cell>
          <table:table-cell table:style-name="ce54" office:value-type="string" calcext:value-type="string">
            <text:p>Diária </text:p>
          </table:table-cell>
          <table:table-cell table:style-name="ce54" office:value-type="string" calcext:value-type="string">
            <text:p>17/07 – Reunião Diária <text:s/></text:p>
          </table:table-cell>
          <table:table-cell table:style-name="ce54" office:value-type="string" calcext:value-type="string">
            <text:p>Daily do dia 17 de Julho</text:p>
          </table:table-cell>
          <table:table-cell table:style-name="ce61" office:value-type="string" calcext:value-type="string">
            <text:p>Simples</text:p>
          </table:table-cell>
          <table:table-cell table:style-name="ce72" table:number-columns-repeated="22"/>
          <table:table-cell/>
          <table:table-cell table:style-name="ce73" table:number-columns-repeated="114"/>
          <table:table-cell table:style-name="Default" table:number-columns-repeated="16241"/>
          <table:table-cell/>
        </table:table-row>
        <table:table-row table:style-name="ro4">
          <table:table-cell table:style-name="ce39" office:value-type="float" office:value="1" calcext:value-type="float">
            <text:p>1</text:p>
          </table:table-cell>
          <table:table-cell table:style-name="ce30" office:value-type="string" calcext:value-type="string">
            <text:p>Correção de falhas de acesso, conexão ou comunicação Correção de falhas de acesso</text:p>
          </table:table-cell>
          <table:table-cell table:style-name="ce54" office:value-type="string" calcext:value-type="string">
            <text:p>17/07 – Erro no gnome session</text:p>
          </table:table-cell>
          <table:table-cell table:style-name="ce54" office:value-type="string" calcext:value-type="string">
            <text:p>Pesquisa de ajuste do <text:s/>gnome-session-binary ao iniciar sessao </text:p>
          </table:table-cell>
          <table:table-cell table:style-name="ce61" office:value-type="string" calcext:value-type="string">
            <text:p>Simples</text:p>
          </table:table-cell>
          <table:table-cell table:style-name="ce72" table:number-columns-repeated="22"/>
          <table:table-cell/>
          <table:table-cell table:style-name="ce73" table:number-columns-repeated="114"/>
          <table:table-cell table:style-name="Default" table:number-columns-repeated="16241"/>
          <table:table-cell/>
        </table:table-row>
        <table:table-row table:style-name="ro6">
          <table:table-cell table:style-name="ce39" office:value-type="float" office:value="1" calcext:value-type="float">
            <text:p>1</text:p>
          </table:table-cell>
          <table:table-cell table:style-name="ce59" office:value-type="string" calcext:value-type="string">
            <text:p>Banco de dados</text:p>
          </table:table-cell>
          <table:table-cell table:style-name="ce59" office:value-type="string" calcext:value-type="string">
            <text:p>17/07 – Copiando banco de produção para o local </text:p>
          </table:table-cell>
          <table:table-cell table:style-name="ce59" office:value-type="string" calcext:value-type="string">
            <text:p>Adicionando campo tags no bando de dados local</text:p>
          </table:table-cell>
          <table:table-cell table:style-name="ce61" office:value-type="string" calcext:value-type="string">
            <text:p>Simples</text:p>
          </table:table-cell>
          <table:table-cell table:style-name="ce68" table:number-columns-repeated="22"/>
          <table:table-cell/>
          <table:table-cell table:style-name="ce73" table:number-columns-repeated="16355"/>
          <table:table-cell/>
        </table:table-row>
        <table:table-row table:style-name="ro6">
          <table:table-cell table:style-name="ce43" office:value-type="float" office:value="527016" calcext:value-type="float">
            <text:p>527016</text:p>
          </table:table-cell>
          <table:table-cell table:style-name="ce30" office:value-type="string" calcext:value-type="string">
            <text:p>Teste</text:p>
          </table:table-cell>
          <table:table-cell table:style-name="ce59" office:value-type="string" calcext:value-type="string">
            <text:p>17/07 – Debug no Browser para achar erro </text:p>
          </table:table-cell>
          <table:table-cell table:style-name="ce59" office:value-type="string" calcext:value-type="string">
            <text:p><text:span text:style-name="T2">Teste debugando o ts função das tags no </text:span> sdt  </text:p>
          </table:table-cell>
          <table:table-cell table:style-name="ce61" office:value-type="string" calcext:value-type="string">
            <text:p>Simples</text:p>
          </table:table-cell>
          <table:table-cell table:style-name="ce68" table:number-columns-repeated="22"/>
          <table:table-cell/>
          <table:table-cell table:style-name="ce73" table:number-columns-repeated="16355"/>
          <table:table-cell/>
        </table:table-row>
        <table:table-row table:style-name="ro1">
          <table:table-cell table:style-name="ce5" office:value-type="date" office:date-value="2023-07-18" calcext:value-type="date" table:number-columns-spanned="5" table:number-rows-spanned="1">
            <text:p>07/18/23</text:p>
          </table:table-cell>
          <table:covered-table-cell table:number-columns-repeated="4" table:style-name="ce46"/>
          <table:table-cell table:number-columns-repeated="16379"/>
        </table:table-row>
        <table:table-row table:style-name="ro4">
          <table:table-cell table:style-name="ce42" office:value-type="float" office:value="1" calcext:value-type="float">
            <text:p>1</text:p>
          </table:table-cell>
          <table:table-cell table:style-name="ce54" office:value-type="string" calcext:value-type="string">
            <text:p>Diária </text:p>
          </table:table-cell>
          <table:table-cell table:style-name="ce54" office:value-type="string" calcext:value-type="string">
            <text:p>18/07 – Reunião Diária <text:s/></text:p>
          </table:table-cell>
          <table:table-cell table:style-name="ce54" office:value-type="string" calcext:value-type="string">
            <text:p>Daily do dia 18 de Julho</text:p>
          </table:table-cell>
          <table:table-cell table:style-name="ce61" office:value-type="string" calcext:value-type="string">
            <text:p>Simples</text:p>
          </table:table-cell>
          <table:table-cell table:style-name="ce72" table:number-columns-repeated="22"/>
          <table:table-cell/>
          <table:table-cell table:style-name="ce73" table:number-columns-repeated="114"/>
          <table:table-cell table:style-name="Default" table:number-columns-repeated="16241"/>
          <table:table-cell/>
        </table:table-row>
        <table:table-row table:style-name="ro1">
          <table:table-cell table:style-name="ce39" office:value-type="float" office:value="1" calcext:value-type="float">
            <text:p>1</text:p>
          </table:table-cell>
          <table:table-cell table:style-name="ce30" office:value-type="string" calcext:value-type="string">
            <text:p>Review Sprint</text:p>
          </table:table-cell>
          <table:table-cell table:style-name="ce49" office:value-type="string" calcext:value-type="string">
            <text:p>18/07 – Review 202314</text:p>
          </table:table-cell>
          <table:table-cell table:style-name="ce30" office:value-type="string" calcext:value-type="string">
            <text:p>Revisão da Sprint 202314</text:p>
          </table:table-cell>
          <table:table-cell table:style-name="ce31" office:value-type="string" calcext:value-type="string">
            <text:p>Simples</text:p>
          </table:table-cell>
          <table:table-cell table:number-columns-repeated="137"/>
          <table:table-cell table:style-name="ce30" table:number-columns-repeated="16241"/>
          <table:table-cell table:style-name="ce73"/>
        </table:table-row>
        <table:table-row table:style-name="ro3">
          <table:table-cell table:style-name="ce39" office:value-type="float" office:value="1" calcext:value-type="float">
            <text:p>1</text:p>
          </table:table-cell>
          <table:table-cell table:style-name="ce30" office:value-type="string" calcext:value-type="string">
            <text:p>Planning Sprint </text:p>
          </table:table-cell>
          <table:table-cell table:style-name="ce49" office:value-type="string" calcext:value-type="string">
            <text:p>18/07 – Planejamento 202315</text:p>
          </table:table-cell>
          <table:table-cell table:style-name="ce30" office:value-type="string" calcext:value-type="string">
            <text:p>Planning da Sprint 202315</text:p>
          </table:table-cell>
          <table:table-cell table:style-name="ce31" office:value-type="string" calcext:value-type="string">
            <text:p>Média</text:p>
          </table:table-cell>
          <table:table-cell table:number-columns-repeated="137"/>
          <table:table-cell table:style-name="ce30" table:number-columns-repeated="16241"/>
          <table:table-cell table:style-name="ce73"/>
        </table:table-row>
        <table:table-row table:style-name="ro3">
          <table:table-cell table:style-name="ce39" office:value-type="float" office:value="530069" calcext:value-type="float">
            <text:p>530069</text:p>
          </table:table-cell>
          <table:table-cell table:style-name="ce30" office:value-type="string" calcext:value-type="string">
            <text:p>Desenvolvimento </text:p>
          </table:table-cell>
          <table:table-cell table:style-name="ce49" office:value-type="string" calcext:value-type="string">
            <text:p>18/07 – Inserir NFCom no SDT</text:p>
          </table:table-cell>
          <table:table-cell table:style-name="ce50" office:value-type="string" calcext:value-type="string">
            <text:p>Inserir NFCom no K0088 tela "Editar Templates</text:p>
          </table:table-cell>
          <table:table-cell table:style-name="ce31" office:value-type="string" calcext:value-type="string">
            <text:p>Simples</text:p>
          </table:table-cell>
          <table:table-cell table:number-columns-repeated="137"/>
          <table:table-cell table:style-name="ce30" table:number-columns-repeated="16241"/>
          <table:table-cell table:style-name="ce73"/>
        </table:table-row>
        <table:table-row table:style-name="ro3">
          <table:table-cell table:style-name="ce39" office:value-type="float" office:value="531191" calcext:value-type="float">
            <text:p>531191</text:p>
          </table:table-cell>
          <table:table-cell table:style-name="ce30" office:value-type="string" calcext:value-type="string">
            <text:p>GIT</text:p>
          </table:table-cell>
          <table:table-cell table:style-name="ce49" office:value-type="string" calcext:value-type="string">
            <text:p>18/07 - SDT [k0088] Publicação homolog </text:p>
          </table:table-cell>
          <table:table-cell table:style-name="ce30" office:value-type="string" calcext:value-type="string">
            <text:p>Publicando k0088 em homolocação com acompanhamento do Marcel </text:p>
          </table:table-cell>
          <table:table-cell table:style-name="ce31" office:value-type="string" calcext:value-type="string">
            <text:p>Simples</text:p>
          </table:table-cell>
          <table:table-cell table:number-columns-repeated="137"/>
          <table:table-cell table:style-name="ce30" table:number-columns-repeated="16241"/>
          <table:table-cell table:style-name="ce73"/>
        </table:table-row>
        <table:table-row table:style-name="ro3">
          <table:table-cell table:style-name="ce39" office:value-type="float" office:value="1" calcext:value-type="float">
            <text:p>1</text:p>
          </table:table-cell>
          <table:table-cell table:style-name="ce30" office:value-type="string" calcext:value-type="string">
            <text:p>Planning Sprint </text:p>
          </table:table-cell>
          <table:table-cell table:style-name="ce49" office:value-type="string" calcext:value-type="string">
            <text:p>18/07 – Estimativa de tempo e dificuldade PBI’s</text:p>
          </table:table-cell>
          <table:table-cell table:style-name="ce30" office:value-type="string" calcext:value-type="string">
            <text:p>Planejamento dev </text:p>
          </table:table-cell>
          <table:table-cell table:style-name="ce31" office:value-type="string" calcext:value-type="string">
            <text:p>Complexa</text:p>
          </table:table-cell>
          <table:table-cell table:number-columns-repeated="137"/>
          <table:table-cell table:style-name="ce30" table:number-columns-repeated="16241"/>
          <table:table-cell table:style-name="ce73"/>
        </table:table-row>
        <table:table-row table:style-name="ro1">
          <table:table-cell table:style-name="ce5" office:value-type="date" office:date-value="2023-07-19" calcext:value-type="date" table:number-columns-spanned="5" table:number-rows-spanned="1">
            <text:p>07/19/23</text:p>
          </table:table-cell>
          <table:covered-table-cell table:number-columns-repeated="4" table:style-name="ce46"/>
          <table:table-cell table:number-columns-repeated="16379"/>
        </table:table-row>
        <table:table-row table:style-name="ro4">
          <table:table-cell table:style-name="ce42" office:value-type="float" office:value="1" calcext:value-type="float">
            <text:p>1</text:p>
          </table:table-cell>
          <table:table-cell table:style-name="ce54" office:value-type="string" calcext:value-type="string">
            <text:p>Diária </text:p>
          </table:table-cell>
          <table:table-cell table:style-name="ce54" office:value-type="string" calcext:value-type="string">
            <text:p>19/07 – Reunião Diária <text:s/></text:p>
          </table:table-cell>
          <table:table-cell table:style-name="ce54" office:value-type="string" calcext:value-type="string">
            <text:p>Daily do dia 19 de Julho</text:p>
          </table:table-cell>
          <table:table-cell table:style-name="ce61" office:value-type="string" calcext:value-type="string">
            <text:p>Simples</text:p>
          </table:table-cell>
          <table:table-cell table:style-name="ce72" table:number-columns-repeated="22"/>
          <table:table-cell/>
          <table:table-cell table:style-name="ce73" table:number-columns-repeated="114"/>
          <table:table-cell table:style-name="Default" table:number-columns-repeated="16241"/>
          <table:table-cell/>
        </table:table-row>
        <table:table-row table:style-name="ro1">
          <table:table-cell table:style-name="ce5" office:value-type="date" office:date-value="2023-07-20" calcext:value-type="date" table:number-columns-spanned="5" table:number-rows-spanned="1">
            <text:p>07/20/23</text:p>
          </table:table-cell>
          <table:covered-table-cell table:number-columns-repeated="4" table:style-name="ce46"/>
          <table:table-cell table:number-columns-repeated="16379"/>
        </table:table-row>
        <table:table-row table:style-name="ro4">
          <table:table-cell table:style-name="ce42" office:value-type="float" office:value="1" calcext:value-type="float">
            <text:p>1</text:p>
          </table:table-cell>
          <table:table-cell table:style-name="ce54" office:value-type="string" calcext:value-type="string">
            <text:p>Diária </text:p>
          </table:table-cell>
          <table:table-cell table:style-name="ce54" office:value-type="string" calcext:value-type="string">
            <text:p>20/07 – Reunião Diária <text:s/></text:p>
          </table:table-cell>
          <table:table-cell table:style-name="ce54" office:value-type="string" calcext:value-type="string">
            <text:p>Daily do dia 20 de Julho</text:p>
          </table:table-cell>
          <table:table-cell table:style-name="ce61" office:value-type="string" calcext:value-type="string">
            <text:p>Simples</text:p>
          </table:table-cell>
          <table:table-cell table:style-name="ce72" table:number-columns-repeated="22"/>
          <table:table-cell/>
          <table:table-cell table:style-name="ce73" table:number-columns-repeated="114"/>
          <table:table-cell table:style-name="Default" table:number-columns-repeated="16241"/>
          <table:table-cell/>
        </table:table-row>
        <table:table-row table:style-name="ro1">
          <table:table-cell table:style-name="ce5" office:value-type="string" calcext:value-type="string" table:number-columns-spanned="5" table:number-rows-spanned="1">
            <text:p>xvoi</text:p>
          </table:table-cell>
          <table:covered-table-cell table:number-columns-repeated="4" table:style-name="ce46"/>
          <table:table-cell table:number-columns-repeated="16379"/>
        </table:table-row>
        <table:table-row table:style-name="ro4">
          <table:table-cell table:style-name="ce42" office:value-type="float" office:value="1" calcext:value-type="float">
            <text:p>1</text:p>
          </table:table-cell>
          <table:table-cell table:style-name="ce54" office:value-type="string" calcext:value-type="string">
            <text:p>Diária </text:p>
          </table:table-cell>
          <table:table-cell table:style-name="ce54" office:value-type="string" calcext:value-type="string">
            <text:p>21/07 – Reunião Diária <text:s/></text:p>
          </table:table-cell>
          <table:table-cell table:style-name="ce54" office:value-type="string" calcext:value-type="string">
            <text:p>Daily do dia 21 de Julho</text:p>
          </table:table-cell>
          <table:table-cell table:style-name="ce61" office:value-type="string" calcext:value-type="string">
            <text:p>Simples</text:p>
          </table:table-cell>
          <table:table-cell table:style-name="ce72" table:number-columns-repeated="22"/>
          <table:table-cell/>
          <table:table-cell table:style-name="ce73" table:number-columns-repeated="114"/>
          <table:table-cell table:style-name="Default" table:number-columns-repeated="16241"/>
          <table:table-cell/>
        </table:table-row>
        <table:table-row table:style-name="ro1" table:number-rows-repeated="104848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8">00/00/0000</text:date>, <text:time style:data-style-name="N2" text:time-value="16:09:42.1835771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9:12:28.947675647</meta:creation-date>
    <dc:date>2023-07-18T17:04:05.707741776</dc:date>
    <meta:editing-duration>PT9H29M30S</meta:editing-duration>
    <meta:editing-cycles>17</meta:editing-cycles>
    <meta:generator>LibreOffice/7.5.4.2$Linux_X86_64 LibreOffice_project/50$Build-2</meta:generator>
    <meta:document-statistic meta:table-count="1" meta:cell-count="374" meta:object-count="0"/>
  </office:meta>
</office:document-meta>
</file>